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957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2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5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LM Roman Caps 10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7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12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4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9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8" table:default-cell-style-name="Default"/>
        <table:table-column table:style-name="co9" table:default-cell-style-name="ce15"/>
        <table:table-column table:style-name="co10" table:number-columns-repeated="2" table:default-cell-style-name="ce15"/>
        <table:table-column table:style-name="co4" table:number-columns-repeated="217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13" office:value-type="string" calcext:value-type="string">
            <text:p>Lettre</text:p>
          </table:table-cell>
          <table:table-cell table:style-name="ce13" office:value-type="string" calcext:value-type="string">
            <text:p>M/B</text:p>
          </table:table-cell>
          <table:table-cell table:style-name="ce16" office:value-type="string" calcext:value-type="string">
            <text:p>Note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5" table:number-columns-repeated="4"/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Antigny</text:p>
          </table:table-cell>
          <table:table-cell table:style-name="ce19" table:number-columns-repeated="2"/>
          <table:table-cell table:style-name="ce16" table:formula="of:=22.5-5*COLUMN(INDIRECT([.B3]&amp;1)) +2*[.C3]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7" office:value-type="string" calcext:value-type="string">
            <text:p>Ayari </text:p>
          </table:table-cell>
          <table:table-cell table:style-name="ce19" table:number-columns-repeated="2"/>
          <table:table-cell table:style-name="ce16" table:formula="of:=22.5-5*COLUMN(INDIRECT([.B4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Badré</text:p>
          </table:table-cell>
          <table:table-cell table:style-name="ce19" table:number-columns-repeated="2"/>
          <table:table-cell table:style-name="ce16" table:formula="of:=22.5-5*COLUMN(INDIRECT([.B5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Berthelot</text:p>
          </table:table-cell>
          <table:table-cell table:style-name="ce19" table:number-columns-repeated="2"/>
          <table:table-cell table:style-name="ce16" table:formula="of:=22.5-5*COLUMN(INDIRECT([.B6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Bizid</text:p>
          </table:table-cell>
          <table:table-cell table:style-name="ce19" table:number-columns-repeated="2"/>
          <table:table-cell table:style-name="ce16" table:formula="of:=22.5-5*COLUMN(INDIRECT([.B7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Brescon</text:p>
          </table:table-cell>
          <table:table-cell table:style-name="ce19" table:number-columns-repeated="2"/>
          <table:table-cell table:style-name="ce16" table:formula="of:=22.5-5*COLUMN(INDIRECT([.B8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Bruno</text:p>
          </table:table-cell>
          <table:table-cell table:style-name="ce19" table:number-columns-repeated="2"/>
          <table:table-cell table:style-name="ce16" table:formula="of:=22.5-5*COLUMN(INDIRECT([.B9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7" office:value-type="string" calcext:value-type="string">
            <text:p>Castet</text:p>
          </table:table-cell>
          <table:table-cell table:style-name="ce19" table:number-columns-repeated="2"/>
          <table:table-cell table:style-name="ce16" table:formula="of:=22.5-5*COLUMN(INDIRECT([.B10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Cazères</text:p>
          </table:table-cell>
          <table:table-cell table:style-name="ce19" table:number-columns-repeated="2"/>
          <table:table-cell table:style-name="ce16" table:formula="of:=22.5-5*COLUMN(INDIRECT([.B11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7" office:value-type="string" calcext:value-type="string">
            <text:p>Chappaz</text:p>
          </table:table-cell>
          <table:table-cell table:style-name="ce19" table:number-columns-repeated="2"/>
          <table:table-cell table:style-name="ce16" table:formula="of:=22.5-5*COLUMN(INDIRECT([.B12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Droin</text:p>
          </table:table-cell>
          <table:table-cell table:style-name="ce19" table:number-columns-repeated="2"/>
          <table:table-cell table:style-name="ce16" table:formula="of:=22.5-5*COLUMN(INDIRECT([.B13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Dubois</text:p>
          </table:table-cell>
          <table:table-cell table:style-name="ce19" table:number-columns-repeated="2"/>
          <table:table-cell table:style-name="ce16" table:formula="of:=22.5-5*COLUMN(INDIRECT([.B14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Gabriel</text:p>
          </table:table-cell>
          <table:table-cell table:style-name="ce19" table:number-columns-repeated="2"/>
          <table:table-cell table:style-name="ce16" table:formula="of:=22.5-5*COLUMN(INDIRECT([.B15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Goujon</text:p>
          </table:table-cell>
          <table:table-cell table:style-name="ce19" table:number-columns-repeated="2"/>
          <table:table-cell table:style-name="ce16" table:formula="of:=22.5-5*COLUMN(INDIRECT([.B16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Guéla</text:p>
          </table:table-cell>
          <table:table-cell table:style-name="ce19" table:number-columns-repeated="2"/>
          <table:table-cell table:style-name="ce16" table:formula="of:=22.5-5*COLUMN(INDIRECT([.B17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Kadiri</text:p>
          </table:table-cell>
          <table:table-cell table:style-name="ce19" table:number-columns-repeated="2"/>
          <table:table-cell table:style-name="ce16" table:formula="of:=22.5-5*COLUMN(INDIRECT([.B18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Larroque</text:p>
          </table:table-cell>
          <table:table-cell table:style-name="ce19" table:number-columns-repeated="2"/>
          <table:table-cell table:style-name="ce16" table:formula="of:=22.5-5*COLUMN(INDIRECT([.B19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7" office:value-type="string" calcext:value-type="string">
            <text:p>Lemaitre</text:p>
          </table:table-cell>
          <table:table-cell table:style-name="ce19" table:number-columns-repeated="2"/>
          <table:table-cell table:style-name="ce16" table:formula="of:=22.5-5*COLUMN(INDIRECT([.B20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Loustalot</text:p>
          </table:table-cell>
          <table:table-cell table:style-name="ce19" table:number-columns-repeated="2"/>
          <table:table-cell table:style-name="ce16" table:formula="of:=22.5-5*COLUMN(INDIRECT([.B21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Maroun</text:p>
          </table:table-cell>
          <table:table-cell table:style-name="ce19" table:number-columns-repeated="2"/>
          <table:table-cell table:style-name="ce16" table:formula="of:=22.5-5*COLUMN(INDIRECT([.B22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Martins</text:p>
          </table:table-cell>
          <table:table-cell table:style-name="ce19" table:number-columns-repeated="2"/>
          <table:table-cell table:style-name="ce16" table:formula="of:=22.5-5*COLUMN(INDIRECT([.B23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7" office:value-type="string" calcext:value-type="string">
            <text:p>Morlan</text:p>
          </table:table-cell>
          <table:table-cell table:style-name="ce19" table:number-columns-repeated="2"/>
          <table:table-cell table:style-name="ce16" table:formula="of:=22.5-5*COLUMN(INDIRECT([.B24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7" office:value-type="string" calcext:value-type="string">
            <text:p>Mukoko</text:p>
          </table:table-cell>
          <table:table-cell table:style-name="ce19" table:number-columns-repeated="2"/>
          <table:table-cell table:style-name="ce16" table:formula="of:=22.5-5*COLUMN(INDIRECT([.B25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Ollé</text:p>
          </table:table-cell>
          <table:table-cell table:style-name="ce19" table:number-columns-repeated="2"/>
          <table:table-cell table:style-name="ce16" table:formula="of:=22.5-5*COLUMN(INDIRECT([.B26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peycheran</text:p>
          </table:table-cell>
          <table:table-cell table:style-name="ce19" table:number-columns-repeated="2"/>
          <table:table-cell table:style-name="ce16" table:formula="of:=22.5-5*COLUMN(INDIRECT([.B27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Roubiou</text:p>
          </table:table-cell>
          <table:table-cell table:style-name="ce19" table:number-columns-repeated="2"/>
          <table:table-cell table:style-name="ce16" table:formula="of:=22.5-5*COLUMN(INDIRECT([.B28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Ruelland</text:p>
          </table:table-cell>
          <table:table-cell table:style-name="ce19" table:number-columns-repeated="2"/>
          <table:table-cell table:style-name="ce16" table:formula="of:=22.5-5*COLUMN(INDIRECT([.B29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Saint-Paul</text:p>
          </table:table-cell>
          <table:table-cell table:style-name="ce19" table:number-columns-repeated="2"/>
          <table:table-cell table:style-name="ce16" table:formula="of:=22.5-5*COLUMN(INDIRECT([.B30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Sauriac</text:p>
          </table:table-cell>
          <table:table-cell table:style-name="ce19" table:number-columns-repeated="2"/>
          <table:table-cell table:style-name="ce16" table:formula="of:=22.5-5*COLUMN(INDIRECT([.B31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Schmit</text:p>
          </table:table-cell>
          <table:table-cell table:style-name="ce19" table:number-columns-repeated="2"/>
          <table:table-cell table:style-name="ce16" table:formula="of:=22.5-5*COLUMN(INDIRECT([.B32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7" office:value-type="string" calcext:value-type="string">
            <text:p>Schorsch</text:p>
          </table:table-cell>
          <table:table-cell table:style-name="ce19" table:number-columns-repeated="2"/>
          <table:table-cell table:style-name="ce16" table:formula="of:=22.5-5*COLUMN(INDIRECT([.B33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Serra</text:p>
          </table:table-cell>
          <table:table-cell table:style-name="ce19" table:number-columns-repeated="2"/>
          <table:table-cell table:style-name="ce16" table:formula="of:=22.5-5*COLUMN(INDIRECT([.B34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Vassal</text:p>
          </table:table-cell>
          <table:table-cell table:style-name="ce19" table:number-columns-repeated="2"/>
          <table:table-cell table:style-name="ce16" table:formula="of:=22.5-5*COLUMN(INDIRECT([.B35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>
          <table:table-cell table:style-name="ce6" office:value-type="string" calcext:value-type="string">
            <text:p>Zouin</text:p>
          </table:table-cell>
          <table:table-cell table:style-name="ce19" table:number-columns-repeated="2"/>
          <table:table-cell table:style-name="ce16" table:formula="of:=22.5-5*COLUMN(INDIRECT([.B36]&amp;1))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4" table:number-columns-repeated="192"/>
        </table:table-row>
        <table:table-row table:style-name="ro1" table:number-rows-repeated="24">
          <table:table-cell table:style-name="ce12" table:number-columns-repeated="29"/>
          <table:table-cell table:style-name="ce14" table:number-columns-repeated="192"/>
        </table:table-row>
        <table:table-row table:style-name="ro1" table:number-rows-repeated="39">
          <table:table-cell table:style-name="ce14"/>
          <table:table-cell table:style-name="ce12" table:number-columns-repeated="3"/>
          <table:table-cell table:style-name="ce14" table:number-columns-repeated="9"/>
          <table:table-cell table:style-name="ce12" table:number-columns-repeated="16"/>
          <table:table-cell table:style-name="ce14" table:number-columns-repeated="192"/>
        </table:table-row>
        <table:table-row table:style-name="ro1" table:number-rows-repeated="65417">
          <table:table-cell table:style-name="ce14"/>
          <table:table-cell table:style-name="ce12" table:number-columns-repeated="3"/>
          <table:table-cell table:style-name="ce14" table:number-columns-repeated="217"/>
        </table:table-row>
        <table:table-row table:style-name="ro1" table:number-rows-repeated="5">
          <table:table-cell/>
          <table:table-cell table:style-name="ce12" table:number-columns-repeated="3"/>
          <table:table-cell/>
          <table:table-cell table:style-name="ce14" table:number-columns-repeated="216"/>
        </table:table-row>
        <table:table-row table:style-name="ro1" table:number-rows-repeated="2">
          <table:table-cell/>
          <table:table-cell table:style-name="ce12" table:number-columns-repeated="3"/>
          <table:table-cell table:number-columns-repeated="217"/>
        </table:table-row>
        <table:table-row table:style-name="ro1" table:number-rows-repeated="983052">
          <table:table-cell table:number-columns-repeated="221"/>
        </table:table-row>
        <table:table-row table:style-name="ro1">
          <table:table-cell table:number-columns-repeated="221"/>
        </table:table-row>
      </table:table>
      <table:table table:name="Histogramme (1)" table:style-name="ta1"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number-columns-repeated="253" table:default-cell-style-name="ce14"/>
        <table:table-row table:style-name="ro1">
          <table:table-cell table:style-name="ce2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[$Feuille1.$B$3:$Feuille1.$B$24]&lt;=[.A3];0;1)*IF([$Feuille1.$B$3:$Feuille1.$B$24]&gt;[.B3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[$Feuille1.$B$3:$Feuille1.$B$24]&lt;=[.A4];0;1)*IF([$Feuille1.$B$3:$Feuille1.$B$24]&gt;[.B4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[$Feuille1.$B$3:$Feuille1.$B$24]&lt;=[.A5];0;1)*IF([$Feuille1.$B$3:$Feuille1.$B$24]&gt;[.B5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[$Feuille1.$B$3:$Feuille1.$B$24]&lt;=[.A6];0;1)*IF([$Feuille1.$B$3:$Feuille1.$B$24]&gt;[.B6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[$Feuille1.$B$3:$Feuille1.$B$24]&lt;=[.A7];0;1)*IF([$Feuille1.$B$3:$Feuille1.$B$24]&gt;[.B7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[$Feuille1.$B$3:$Feuille1.$B$24]&lt;=[.A8];0;1)*IF([$Feuille1.$B$3:$Feuille1.$B$24]&gt;[.B8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[$Feuille1.$B$3:$Feuille1.$B$24]&lt;=[.A9];0;1)*IF([$Feuille1.$B$3:$Feuille1.$B$24]&gt;[.B9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[$Feuille1.$B$3:$Feuille1.$B$24]&lt;=[.A10];0;1)*IF([$Feuille1.$B$3:$Feuille1.$B$24]&gt;[.B10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[$Feuille1.$B$3:$Feuille1.$B$24]&lt;=[.A11];0;1)*IF([$Feuille1.$B$3:$Feuille1.$B$24]&gt;[.B11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[$Feuille1.$B$3:$Feuille1.$B$24]&lt;=[.A12];0;1)*IF([$Feuille1.$B$3:$Feuille1.$B$24]&gt;[.B12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[$Feuille1.$B$3:$Feuille1.$B$24]&lt;=[.A13];0;1)*IF([$Feuille1.$B$3:$Feuille1.$B$24]&gt;[.B13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[$Feuille1.$B$3:$Feuille1.$B$24]&lt;=[.A14];0;1)*IF([$Feuille1.$B$3:$Feuille1.$B$24]&gt;[.B14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[$Feuille1.$B$3:$Feuille1.$B$24]&lt;=[.A15];0;1)*IF([$Feuille1.$B$3:$Feuille1.$B$24]&gt;[.B15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[$Feuille1.$B$3:$Feuille1.$B$24]&lt;=[.A16];0;1)*IF([$Feuille1.$B$3:$Feuille1.$B$24]&gt;[.B16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[$Feuille1.$B$3:$Feuille1.$B$24]&lt;=[.A17];0;1)*IF([$Feuille1.$B$3:$Feuille1.$B$24]&gt;[.B17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[$Feuille1.$B$3:$Feuille1.$B$24]&lt;=[.A18];0;1)*IF([$Feuille1.$B$3:$Feuille1.$B$24]&gt;[.B18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[$Feuille1.$B$3:$Feuille1.$B$24]&lt;=[.A19];0;1)*IF([$Feuille1.$B$3:$Feuille1.$B$24]&gt;[.B19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[$Feuille1.$B$3:$Feuille1.$B$24]&lt;=[.A20];0;1)*IF([$Feuille1.$B$3:$Feuille1.$B$24]&gt;[.B20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[$Feuille1.$B$3:$Feuille1.$B$24]&lt;=[.A21];0;1)*IF([$Feuille1.$B$3:$Feuille1.$B$24]&gt;[.B21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[$Feuille1.$B$3:$Feuille1.$B$24]&lt;=[.A22];0;1)*IF([$Feuille1.$B$3:$Feuille1.$B$24]&gt;[.B22];0;1)*IF(ISNUMBER([$Feuille1.$B$3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1:25:17.442673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9-18T11:25:22.597329519</dc:date>
    <meta:editing-duration>PT20H2M47S</meta:editing-duration>
    <meta:editing-cycles>350</meta:editing-cycles>
    <meta:generator>LibreOffice/6.4.7.2$Linux_X86_64 LibreOffice_project/40$Build-2</meta:generator>
    <meta:document-statistic meta:table-count="2" meta:cell-count="154" meta:object-count="0"/>
  </office:meta>
</office:document-meta>
</file>